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reformatted_20_Text"><text:span text:style-name="Source_20_Text">\begin{equation*}</text:span></text:p>
      <text:p text:style-name="Preformatted_20_Text"><text:span text:style-name="Source_20_Text">A_{m,n} = </text:span></text:p>
      <text:p text:style-name="Preformatted_20_Text"><text:span text:style-name="Source_20_Text">\begin{pmatrix}</text:span></text:p>
      <text:p text:style-name="Preformatted_20_Text"><text:span text:style-name="Source_20_Text">a_{1,1} &amp; a_{1,2} &amp; \cdots &amp; a_{1,n} \\</text:span></text:p>
      <text:p text:style-name="Preformatted_20_Text"><text:span text:style-name="Source_20_Text">a_{2,1} &amp; a_{2,2} &amp; \cdots &amp; a_{2,n} \\</text:span></text:p>
      <text:p text:style-name="Preformatted_20_Text"><text:span text:style-name="Source_20_Text">\vdots <text:s/>&amp; \vdots <text:s/>&amp; \ddots &amp; \vdots <text:s/>\\</text:span></text:p>
      <text:p text:style-name="Preformatted_20_Text"><text:span text:style-name="Source_20_Text">a_{m,1} &amp; a_{m,2} &amp; \cdots &amp; a_{m,n} </text:span></text:p>
      <text:p text:style-name="Preformatted_20_Text"><text:span text:style-name="Source_20_Text">\end{pmatrix}</text:span></text:p>
      <text:p text:style-name="P1"><text:span text:style-name="Source_20_Text">\end{equation*}</text:span></text:p>
      <text:p text:style-name="Standard"/>
      <text:p text:style-name="Standard"/>
      <text:p text:style-name="Preformatted_20_Text"><text:span text:style-name="Source_20_Text">\begin{equation*}</text:span></text:p>
      <text:p text:style-name="Preformatted_20_Text"><text:span text:style-name="Source_20_Text">A = </text:span></text:p>
      <text:p text:style-name="Preformatted_20_Text"><text:span text:style-name="Source_20_Text">\begin{pmatrix}</text:span></text:p>
      <text:p text:style-name="Preformatted_20_Text"><text:span text:style-name="Source_20_Text">1 &amp; 2 &amp; 3 \\</text:span></text:p>
      <text:p text:style-name="Preformatted_20_Text"><text:span text:style-name="Source_20_Text">4 &amp; 5 &amp; 6 \\</text:span></text:p>
      <text:p text:style-name="Preformatted_20_Text"><text:span text:style-name="Source_20_Text">7 &amp; 8 &amp; 9</text:span></text:p>
      <text:p text:style-name="Preformatted_20_Text"><text:span text:style-name="Source_20_Text">\end{pmatrix}</text:span></text:p>
      <text:p text:style-name="P1"><text:span text:style-name="Source_20_Text">\end{equation*}</text:span></text:p>
      <text:p text:style-name="Standard">\begin{equation*}</text:p>
      <text:p text:style-name="Standard">|x| = \left\{</text:p>
      <text:p text:style-name="Standard">\begin{array}{rl}</text:p>
      <text:p text:style-name="Standard">-x &amp; \text{if } x &lt; 0,\\</text:p>
      <text:p text:style-name="Standard">0 &amp; \text{if } x = 0,\\</text:p>
      <text:p text:style-name="Standard">x &amp; \text{if } x &gt; 0.</text:p>
      <text:p text:style-name="Standard">\end{array} \right.</text:p>
      <text:p text:style-name="Standard">\end{equation*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3:34:46.870369473</meta:creation-date>
    <dc:date>2021-01-31T14:02:32.843851563</dc:date>
    <meta:editing-duration>PT7M25S</meta:editing-duration>
    <meta:editing-cycles>1</meta:editing-cycles>
    <meta:document-statistic meta:table-count="0" meta:image-count="0" meta:object-count="0" meta:page-count="1" meta:paragraph-count="25" meta:word-count="89" meta:character-count="470" meta:non-whitespace-character-count="400"/>
    <meta:generator>LibreOffice/6.0.7.3$Linux_X86_64 LibreOffice_project/00m0$Build-3</meta:generator>
  </office:meta>
</office:document-meta>
</file>